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entury Schoolbook" style:font-name-asian="Century Schoolbook" style:font-name-complex="Century Schoolbook" fo:font-weight="bold" style:font-weight-asian="bold" style:font-weight-complex="bold" fo:font-size="18pt" style:font-size-asian="18pt" style:font-size-complex="18pt"/>
    </style:style>
    <style:style style:name="T3" style:parent-style-name="DefaultParagraphFont" style:family="text">
      <style:text-properties style:font-name="Century Schoolbook" style:font-name-asian="Century Schoolbook" style:font-name-complex="Century Schoolbook"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 style:parent-style-name="DefaultParagraphFont" style:family="text">
      <style:text-properties style:font-name="Century Schoolbook" style:font-name-asian="Century Schoolbook" style:font-name-complex="Century Schoolbook" fo:font-weight="bold" style:font-weight-asian="bold" style:font-weight-complex="bold" fo:font-size="18pt" style:font-size-asian="18pt" style:font-size-complex="18pt"/>
    </style:style>
    <style:style style:name="T5" style:parent-style-name="DefaultParagraphFont" style:family="text">
      <style:text-properties style:font-name="Century Schoolbook" style:font-name-asian="Century Schoolbook" style:font-name-complex="Century Schoolbook"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 style:parent-style-name="Normal" style:family="paragraph">
      <style:text-properties style:font-name="Century Schoolbook" style:font-name-asian="Century Schoolbook" style:font-name-complex="Century Schoolbook" fo:font-size="20pt" style:font-size-asian="20pt" style:font-size-complex="20pt"/>
    </style:style>
    <style:style style:name="P7" style:parent-style-name="Normal" style:family="paragraph">
      <style:text-properties style:font-name="Century Schoolbook" style:font-name-asian="Century Schoolbook" style:font-name-complex="Century Schoolbook" fo:font-size="20pt" style:font-size-asian="20pt" style:font-size-complex="20pt"/>
    </style:style>
    <style:style style:name="P8" style:parent-style-name="Normal" style:family="paragraph">
      <style:text-properties style:font-name="Calibri" style:font-name-asian="Calibri" style:font-name-complex="Calibri" fo:font-size="16pt" style:font-size-asian="16pt" style:font-size-complex="16pt"/>
    </style:style>
    <style:style style:name="P9" style:parent-style-name="Normal" style:family="paragraph">
      <style:text-properties style:font-name="Calibri" style:font-name-asian="Calibri" style:font-name-complex="Calibri" fo:font-size="16pt" style:font-size-asian="16pt" style:font-size-complex="16pt"/>
    </style:style>
    <style:style style:name="P10" style:parent-style-name="Normal" style:family="paragraph">
      <style:text-properties style:font-name="Calibri" style:font-name-asian="Calibri" style:font-name-complex="Calibri" fo:font-size="16pt" style:font-size-asian="16pt" style:font-size-complex="16pt"/>
    </style:style>
    <style:style style:name="T11" style:parent-style-name="DefaultParagraphFont" style:family="text">
      <style:text-properties style:font-name="Calibri" style:font-name-asian="Calibri" style:font-name-complex="Calibri" fo:font-size="16pt" style:font-size-asian="16pt" style:font-size-complex="16pt"/>
    </style:style>
  </office:automatic-styles>
  <office:body>
    <office:text text:use-soft-page-breaks="true">
      <text:p text:style-name="P1"><text:span text:style-name="T2">Name:<text:s/></text:span><text:span text:style-name="T3">Hammad Javaid</text:span><text:span text:style-name="T4"><text:s text:c="8"/>Roll number:<text:s/></text:span><text:span text:style-name="T5">i21-1661</text:span></text:p>
      <text:p text:style-name="P6"/>
      <text:p text:style-name="P7">How education helps us to become a good citizen?</text:p>
      <text:p text:style-name="P8"/>
      <text:p text:style-name="P9"><text:s/>What is the purpose of education? This question agitates scholars, teachers and in fact every group The conventional answer is the acquisition of knowledge, the reading of books, and the learning of facts. Perhaps because the branches of knowledge in which we can learn facts are so multitudinous today, we begin to hear more frequently that education is not an end task, rather its motto is to equip children for their entire life.</text:p>
      <text:p text:style-name="P10"><text:s/>However, the main purpose of education is to enlighten us in our lives more specifically than in any other field. Moreover, quality education can constitute a near-perfect citizen who can abide by all the laws. The practical side of good citizenship is developed most successfully in school because in miniature one is living in a society, and the conditions and problems of the larger society are more easily reproduced, met and solved. To accomplish this, however, presupposes a high grade of teaching, a teacher who not only teaches a subject but is always conscious of the relation of the subject to the larger purpose of learning to live.<text:s/></text:p>
      <text:p text:style-name="Normal"><text:span text:style-name="T11">An educated Pakistani also translates into someone who should be truthful, responsible and morally pure because education revamps our awareness making it easier for us to differentiate between the good and evil consequently helping the society produce positive chang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entury Schoolbook" svg:font-family="Century Schoolbook" style:font-family-generic="roman" style:font-pitch="variable" svg:panose-1="2 4 6 4 5 5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mmad javaid</meta:initial-creator>
    <dc:creator>hammad javaid</dc:creator>
    <meta:creation-date>2021-10-21T18:49:00Z</meta:creation-date>
    <dc:date>2021-10-21T18:49:00Z</dc:date>
    <meta:template xlink:href="Normal.dotm" xlink:type="simple"/>
    <meta:editing-cycles>1</meta:editing-cycles>
    <meta:editing-duration>PT0S</meta:editing-duration>
    <meta:document-statistic meta:page-count="1" meta:paragraph-count="2" meta:word-count="216" meta:character-count="1447" meta:row-count="10" meta:non-whitespace-character-count="1233"/>
  </office:meta>
</office:document-meta>
</file>